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officeooo:rsid="0012e2dc" officeooo:paragraph-rsid="0012e2dc" style:font-size-asian="14pt" style:font-size-complex="14pt"/>
    </style:style>
    <style:style style:name="P2" style:family="paragraph" style:parent-style-name="Standard">
      <style:text-properties fo:font-size="14pt" officeooo:rsid="00138b4c" officeooo:paragraph-rsid="00138b4c" style:font-size-asian="14pt" style:font-size-complex="14pt"/>
    </style:style>
    <style:style style:name="P3" style:family="paragraph" style:parent-style-name="Standard">
      <style:text-properties fo:font-size="14pt" officeooo:rsid="00134c2f" officeooo:paragraph-rsid="00134c2f" style:font-size-asian="14pt" style:font-size-complex="14pt"/>
    </style:style>
    <style:style style:name="P4" style:family="paragraph" style:parent-style-name="Standard">
      <style:text-properties fo:font-size="14pt" officeooo:rsid="00139225" officeooo:paragraph-rsid="00139225" style:font-size-asian="14pt" style:font-size-complex="14pt"/>
    </style:style>
    <style:style style:name="P5" style:family="paragraph" style:parent-style-name="Standard">
      <style:text-properties fo:font-size="14pt" officeooo:rsid="00143066" officeooo:paragraph-rsid="00143066" style:font-size-asian="14pt" style:font-size-complex="14pt"/>
    </style:style>
    <style:style style:name="P6" style:family="paragraph" style:parent-style-name="Standard">
      <style:text-properties fo:font-size="14pt" officeooo:rsid="00143066" officeooo:paragraph-rsid="0015410b" style:font-size-asian="14pt" style:font-size-complex="14pt"/>
    </style:style>
    <style:style style:name="T1" style:family="text">
      <style:text-properties officeooo:rsid="00134c2f"/>
    </style:style>
    <style:style style:name="T2" style:family="text">
      <style:text-properties officeooo:rsid="00139225"/>
    </style:style>
    <style:style style:name="T3" style:family="text">
      <style:text-properties officeooo:rsid="00143066"/>
    </style:style>
    <style:style style:name="T4" style:family="text">
      <style:text-properties officeooo:rsid="0015410b"/>
    </style:style>
    <style:style style:name="T5" style:family="text">
      <style:text-properties fo:font-weight="bold" style:font-weight-asian="bold" style:font-weight-complex="bold"/>
    </style:style>
    <style:style style:name="T6" style:family="text">
      <style:text-properties fo:font-weight="bold" officeooo:rsid="00134c2f" style:font-weight-asian="bold" style:font-weight-complex="bold"/>
    </style:style>
    <style:style style:name="T7" style:family="text">
      <style:text-properties fo:font-weight="bold" officeooo:rsid="00139225"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at is a<text:span text:style-name="T1">n</text:span> intranet? An intranet is a <text:span text:style-name="T5">connection of several LANs</text:span> <text:span text:style-name="T1">containing some PCs of a business</text:span>. <text:span text:style-name="T1">It is </text:span><text:span text:style-name="T6">only accessible to employees</text:span><text:span text:style-name="T1"> of this company. </text:span></text:p>
      <text:p text:style-name="P2">Usually there is a<text:span text:style-name="T2">t least </text:span><text:span text:style-name="T7">one</text:span><text:span text:style-name="T5"> intranet-server</text:span> providing services like E-Mail or cloud storage, <text:span text:style-name="T2">but the </text:span><text:span text:style-name="T7">minimum</text:span><text:span text:style-name="T2"> hardware requirements are only a </text:span><text:span text:style-name="T7">router</text:span>. </text:p>
      <text:p text:style-name="P3">If <text:span text:style-name="T2">the access to information of the intranet is granted to </text:span><text:span text:style-name="T5">businesspartners</text:span> like customers or suppliers a<text:span text:style-name="T2">s well, </text:span>you call it an <text:span text:style-name="T5">extranet</text:span>. </text:p>
      <text:p text:style-name="P4">And if the <text:span text:style-name="T5">whole world</text:span> can make use of software provided by the company, for example the website for private customers, it may be called a <text:span text:style-name="T5">webservice</text:span>, but that's neither intranet nor extranet. </text:p>
      <text:p text:style-name="P4">So intranet is software <text:s/>only accessible to employees. </text:p>
      <text:p text:style-name="P4"/>
      <text:p text:style-name="P4">There are lots of <text:span text:style-name="T5">advantages</text:span> of an intranet making companies more efficient. <text:span text:style-name="T5">Communication</text:span> can be done via <text:span text:style-name="T5">chats or emails</text:span>. <text:span text:style-name="T5">Information</text:span> is <text:span text:style-name="T5">availlable world wide</text:span>. Organization like <text:span text:style-name="T5">scheduling</text:span> can be made <text:span text:style-name="T3">electronic. </text:span></text:p>
      <text:p text:style-name="P4"/>
      <text:p text:style-name="P5">But there are <text:span text:style-name="T5">disadvantages</text:span> as well. An intranet <text:span text:style-name="T5">with</text:span> connection to the <text:span text:style-name="T5">internet</text:span> needs not only a <text:span text:style-name="T5">good firewall </text:span>filtering any kind of malware but also a <text:span text:style-name="T5">sensible staff </text:span>being aware of the risks of viruses. And even if the intranet has <text:span text:style-name="T5">no connection to the internet</text:span>, this could be an <text:span text:style-name="T5">illusive safety</text:span>: Without a security programm every PC in every office is an accesspoint for spys into the whole intranet. </text:p>
      <text:p text:style-name="P5"/>
      <text:p text:style-name="P6">Some intranets use <text:span text:style-name="T5">search engines </text:span>to locate information in an intranet, like we use google to locate information in the internet. <text:span text:style-name="T4">To locate files, they can search them by the filename as well as by the content. Whether this works well or bad of course depends on the creater of the file as well as on the user of the search-engine. To improve the results of such a search, everyone should give their files meaningful filenames. Keywords for searches should be specific to the given problem. </text:span></text:p>
      <text:p text:style-name="P6"><text:span text:style-name="T4">And in order to speed up the searching process, the administration of the intranet should make use of search-indices. You can compare it with a glossary of a book. Your operating system makes notes about your files when they are created or changed. And when someone asks the operating system for a search, it can look up in these notes. </text:spa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LU"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LU"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5T20:15:39.773000000</meta:creation-date>
    <dc:date>2018-04-15T21:55:41.494000000</dc:date>
    <meta:editing-duration>PT23M33S</meta:editing-duration>
    <meta:editing-cycles>8</meta:editing-cycles>
    <meta:generator>LibreOffice/5.0.5.2$Windows_x86 LibreOffice_project/55b006a02d247b5f7215fc6ea0fde844b30035b3</meta:generator>
    <meta:document-statistic meta:table-count="0" meta:image-count="0" meta:object-count="0" meta:page-count="1" meta:paragraph-count="9" meta:word-count="363" meta:character-count="2137" meta:non-whitespace-character-count="1773"/>
  </office:meta>
</office:document-meta>
</file>